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4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829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margin-left="0cm" fo:margin-right="0cm" fo:text-indent="0cm"/>
      <style:text-properties fo:color="#000000" fo:font-size="10pt" fo:font-weight="bold"/>
    </style:style>
    <style:style style:name="P5" style:family="paragraph">
      <style:text-properties fo:color="#000000" fo:font-size="10pt" fo:font-weight="bold"/>
    </style:style>
    <style:style style:name="P6" style:family="paragraph">
      <style:paragraph-properties fo:margin-left="0cm" fo:margin-right="0cm" fo:text-indent="0cm"/>
      <style:text-properties fo:font-size="10pt" fo:font-weight="bold"/>
    </style:style>
    <style:style style:name="P7" style:family="paragraph">
      <style:paragraph-properties fo:text-align="center"/>
    </style:style>
    <style:style style:name="T1" style:family="text">
      <style:text-properties fo:font-size="10pt" fo:font-weight="bold"/>
    </style:style>
    <style:style style:name="T2" style:family="text">
      <style:text-properties fo:color="#000000" fo:font-size="10pt" fo:font-weight="bold"/>
    </style:style>
    <style:style style:name="T3" style:family="text">
      <style:text-properties fo:font-size="1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11.84cm" svg:height="14.4cm" draw:transform="rotate (1.5707963267946) translate (2.92cm 20.2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6cm" svg:height="2.24cm" draw:transform="rotate (1.5707963267946) translate (3.42cm 10.6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1.975cm" svg:height="1.141cm" svg:x="3.57cm" svg:y="9.506cm">
            <draw:text-box>
              <text:p text:style-name="P2"><text:span text:style-name="T1">Interface</text:span></text:p>
              <text:p text:style-name="P2"><text:span text:style-name="T1"/></text:p>
            </draw:text-box>
          </draw:frame>
          <draw:frame draw:style-name="gr4" draw:text-style-name="P4" draw:layer="layout" svg:width="1.526cm" svg:height="1.038cm" svg:x="17.912cm" svg:y="10.324cm">
            <draw:text-box>
              <text:p text:style-name="P2"><text:span text:style-name="T2">TDI</text:span></text:p>
            </draw:text-box>
          </draw:frame>
          <draw:frame draw:style-name="gr3" draw:text-style-name="P5" draw:layer="layout" svg:width="1.518cm" svg:height="0.696cm" svg:x="17.912cm" svg:y="9.524cm">
            <draw:text-box>
              <text:p text:style-name="P2"><text:span text:style-name="T2">/TRST</text:span></text:p>
            </draw:text-box>
          </draw:frame>
          <draw:frame draw:style-name="gr5" draw:text-style-name="P4" draw:layer="layout" svg:width="1.844cm" svg:height="1.038cm" svg:x="17.912cm" svg:y="9.924cm">
            <draw:text-box>
              <text:p text:style-name="P2"><text:span text:style-name="T2">TDO</text:span></text:p>
            </draw:text-box>
          </draw:frame>
          <draw:frame draw:style-name="gr3" draw:text-style-name="P5" draw:layer="layout" svg:width="1.243cm" svg:height="0.696cm" svg:x="17.912cm" svg:y="9.124cm">
            <draw:text-box>
              <text:p text:style-name="P2"><text:span text:style-name="T2">TMS</text:span></text:p>
            </draw:text-box>
          </draw:frame>
          <draw:frame draw:style-name="gr3" draw:text-style-name="P5" draw:layer="layout" svg:width="1.222cm" svg:height="0.696cm" svg:x="17.912cm" svg:y="8.724cm">
            <draw:text-box>
              <text:p text:style-name="P2"><text:span text:style-name="T2">TCK</text:span></text:p>
            </draw:text-box>
          </draw:frame>
          <draw:custom-shape draw:style-name="gr2" draw:text-style-name="P1" draw:layer="layout" svg:width="1.6cm" svg:height="2.24cm" draw:transform="rotate (1.5707963267946) translate (3.42cm 12.6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6" draw:layer="layout" svg:width="2.14cm" svg:height="1.141cm" svg:x="3.45cm" svg:y="11.506cm">
            <draw:text-box>
              <text:p text:style-name="P2"><text:span text:style-name="T1">CPU/MCU</text:span></text:p>
              <text:p text:style-name="P2"><text:span text:style-name="T1"/></text:p>
            </draw:text-box>
          </draw:frame>
          <draw:custom-shape draw:style-name="gr6" draw:text-style-name="P7" draw:layer="layout" svg:width="10.82cm" svg:height="0.96cm" draw:transform="rotate (1.5707963267946) translate (6.12cm 19.56cm)">
            <text:p text:style-name="P2"/>
            <draw:enhanced-geometry svg:viewBox="0 0 21600 21600" draw:mirror-horizontal="false" draw:mirror-vertical="false" draw:text-areas="?f5 ?f1 ?f6 ?f3" draw:type="left-right-arrow" draw:modifiers="564.901580260604 5259.5213319458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0.62cm" svg:height="0.64cm" svg:x="5.7cm" svg:y="11.56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0.62cm" svg:height="0.64cm" svg:x="5.68cm" svg:y="13.46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1.84cm" svg:height="2.019cm" draw:transform="rotate (1.5707963267946) translate (7.621cm 19.0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107cm" svg:height="1.141cm" svg:x="8.053cm" svg:y="17.74cm">
            <draw:text-box>
              <text:p text:style-name="P2"><text:span text:style-name="T1">PIO</text:span></text:p>
              <text:p text:style-name="P2"><text:span text:style-name="T1"/></text:p>
            </draw:text-box>
          </draw:frame>
          <draw:custom-shape draw:style-name="gr6" draw:text-style-name="P7" draw:layer="layout" svg:width="1.24cm" svg:height="0.685cm" svg:x="12.52cm" svg:y="10.095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4.16cm" svg:height="2.88cm" draw:transform="rotate (1.5707963267946) translate (13.8cm 13.04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6" draw:layer="layout" svg:width="2.907cm" svg:height="2.921cm" svg:x="13.76cm" svg:y="8.954cm">
            <draw:text-box>
              <text:p text:style-name="P2"><text:span text:style-name="T1">- Protection</text:span></text:p>
              <text:p text:style-name="P2"><text:span text:style-name="T1">- Relays</text:span></text:p>
              <text:p text:style-name="P2"><text:span text:style-name="T1">- DACs</text:span></text:p>
              <text:p text:style-name="P2"><text:span text:style-name="T1">- Comparators</text:span></text:p>
              <text:p text:style-name="P2"><text:span text:style-name="T1">- Drivers</text:span></text:p>
              <text:p text:style-name="P2"><text:span text:style-name="T1"/></text:p>
            </draw:text-box>
          </draw:frame>
          <draw:custom-shape draw:style-name="gr6" draw:text-style-name="P7" draw:layer="layout" svg:width="1.28cm" svg:height="0.685cm" svg:x="16.68cm" svg:y="9.201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1.28cm" svg:height="0.685cm" svg:x="16.68cm" svg:y="11.502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4" draw:layer="layout" svg:width="1.632cm" svg:height="1.038cm" svg:x="17.913cm" svg:y="11.324cm">
            <draw:text-box>
              <text:p text:style-name="P2"><text:span text:style-name="T2">DIO</text:span></text:p>
            </draw:text-box>
          </draw:frame>
          <draw:frame draw:style-name="gr9" draw:text-style-name="P4" draw:layer="layout" svg:width="1.598cm" svg:height="1.038cm" svg:x="17.914cm" svg:y="11.724cm">
            <draw:text-box>
              <text:p text:style-name="P2"><text:span text:style-name="T2">AIO</text:span></text:p>
            </draw:text-box>
          </draw:frame>
          <draw:custom-shape draw:style-name="gr2" draw:text-style-name="P1" draw:layer="layout" svg:width="1.2cm" svg:height="5.659cm" draw:transform="rotate (1.5707963267946) translate (11.021cm 19.5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6" draw:layer="layout" svg:width="2.788cm" svg:height="1.586cm" svg:x="10.971cm" svg:y="18.406cm">
            <draw:text-box>
              <text:p text:style-name="P2"><text:span text:style-name="T1">- PWR-Relays</text:span></text:p>
              <text:p text:style-name="P2"><text:span text:style-name="T1">- ADCs</text:span></text:p>
              <text:p text:style-name="P2"><text:span text:style-name="T1"/></text:p>
            </draw:text-box>
          </draw:frame>
          <draw:frame draw:style-name="gr11" draw:text-style-name="P4" draw:layer="layout" svg:width="1.819cm" svg:height="1.038cm" svg:x="17.955cm" svg:y="18.224cm">
            <draw:text-box>
              <text:p text:style-name="P2"><text:span text:style-name="T2">VCC</text:span></text:p>
            </draw:text-box>
          </draw:frame>
          <draw:frame draw:style-name="gr12" draw:text-style-name="P4" draw:layer="layout" svg:width="1.912cm" svg:height="1.038cm" svg:x="17.955cm" svg:y="18.624cm">
            <draw:text-box>
              <text:p text:style-name="P2"><text:span text:style-name="T2">GND</text:span></text:p>
            </draw:text-box>
          </draw:frame>
          <draw:frame draw:style-name="gr13" draw:text-style-name="P4" draw:layer="layout" svg:width="2.263cm" svg:height="1.038cm" svg:x="17.916cm" svg:y="19.024cm">
            <draw:text-box>
              <text:p text:style-name="P2"><text:span text:style-name="T2">others</text:span></text:p>
            </draw:text-box>
          </draw:frame>
          <draw:custom-shape draw:style-name="gr6" draw:text-style-name="P7" draw:layer="layout" svg:width="1.24cm" svg:height="0.685cm" svg:x="2.12cm" svg:y="9.404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1.24cm" svg:height="0.685cm" svg:x="9.72cm" svg:y="17.402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0.7cm" svg:height="1.858cm" draw:transform="rotate (1.5707963267946) translate (11.022cm 18.0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6" draw:layer="layout" svg:width="1.476cm" svg:height="1.534cm" svg:x="10.972cm" svg:y="17.406cm">
            <draw:text-box>
              <text:p text:style-name="P2"><text:span text:style-name="T1">DSKY</text:span></text:p>
              <text:p text:style-name="P2"><text:span text:style-name="T1"/></text:p>
            </draw:text-box>
          </draw:frame>
          <draw:frame draw:style-name="gr10" draw:text-style-name="P6" draw:layer="layout" svg:width="1.967cm" svg:height="1.534cm" draw:transform="rotate (1.5707963267946) translate (6.246cm 14.608cm)">
            <draw:text-box>
              <text:p text:style-name="P2"><text:span text:style-name="T3">CPU-Bus</text:span></text:p>
            </draw:text-box>
          </draw:frame>
          <draw:custom-shape draw:style-name="gr2" draw:text-style-name="P1" draw:layer="layout" svg:width="1.5cm" svg:height="2.018cm" draw:transform="rotate (1.5707963267946) translate (7.622cm 10.6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3" draw:layer="layout" svg:width="1.243cm" svg:height="1.534cm" svg:x="7.92cm" svg:y="9.466cm">
            <draw:text-box>
              <text:p text:style-name="P2"><text:span text:style-name="T1">SEQ</text:span></text:p>
              <text:p text:style-name="P2"><text:span text:style-name="T1"/></text:p>
            </draw:text-box>
          </draw:frame>
          <draw:custom-shape draw:style-name="gr6" draw:text-style-name="P7" draw:layer="layout" svg:width="0.62cm" svg:height="0.64cm" svg:x="6.88cm" svg:y="17.76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1.24cm" svg:height="0.685cm" svg:x="9.72cm" svg:y="18.403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0.62cm" svg:height="0.64cm" svg:x="6.88cm" svg:y="9.46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3.62cm" svg:height="0.54cm" svg:x="6.86cm" svg:y="10.78cm">
            <text:p text:style-name="P2"/>
            <draw:enhanced-geometry svg:viewBox="0 0 21600 21600" draw:text-areas="?f5 ?f1 ?f6 ?f3" draw:type="left-right-arrow" draw:modifiers="1439.61300725611 4077.3790951638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ath draw:style-name="gr2" draw:text-style-name="P1" draw:layer="layout" svg:width="1.879cm" svg:height="4.159cm" svg:x="10.6cm" svg:y="8.9cm" svg:viewBox="0 0 1880 4160" svg:d="m1880 4160c-627 0-1253 0-1880 0 0-1386 0-2774 0-4160 627 0 1253 0 1880 0 0 1386 0 2774 0 4160z">
            <text:p text:style-name="P2"/>
          </draw:path>
          <draw:frame draw:style-name="gr10" draw:text-style-name="P6" draw:layer="layout" svg:width="2.009cm" svg:height="2.031cm" svg:x="10.537cm" svg:y="9.02cm">
            <draw:text-box>
              <text:p text:style-name="P2"><text:span text:style-name="T1">Storage</text:span></text:p>
              <text:p text:style-name="P2"><text:span text:style-name="T1">SVS ,DIO</text:span></text:p>
              <text:p text:style-name="P2"><text:span text:style-name="T1">AIO, ...</text:span></text:p>
              <text:p text:style-name="P2"><text:span text:style-name="T1"/></text:p>
            </draw:text-box>
          </draw:frame>
          <draw:custom-shape draw:style-name="gr6" draw:text-style-name="P7" draw:layer="layout" svg:width="0.62cm" svg:height="0.64cm" svg:x="5.68cm" svg:y="9.46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0.64cm" svg:height="0.74cm" draw:transform="rotate (1.5707963267946) translate (9.71cm 10.11cm)">
            <text:p text:style-name="P2"/>
            <draw:enhanced-geometry svg:viewBox="0 0 21600 21600" draw:text-areas="?f0 0 ?f2 ?f5" draw:type="down-arrow" draw:modifiers="17284.4953173777 5526.3650546021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1.6cm" svg:height="2.24cm" draw:transform="rotate (1.5707963267946) translate (3.42cm 14.6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6" draw:layer="layout" svg:width="2.329cm" svg:height="1.826cm" svg:x="3.46cm" svg:y="13.36cm">
            <draw:text-box>
              <text:p text:style-name="P2"><text:span text:style-name="T1">EEPROM</text:span></text:p>
              <text:p text:style-name="P2"><text:span text:style-name="T1">RAM</text:span></text:p>
              <text:p text:style-name="P2"><text:span text:style-name="T1"/></text:p>
            </draw:text-box>
          </draw:frame>
          <draw:custom-shape draw:style-name="gr6" draw:text-style-name="P7" draw:layer="layout" svg:width="1.28cm" svg:height="0.685cm" svg:x="16.68cm" svg:y="18.603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ath draw:style-name="gr6" draw:text-style-name="P7" draw:layer="layout" svg:width="7.02cm" svg:height="3.959cm" svg:x="8.46cm" svg:y="13.16cm" svg:viewBox="0 0 7021 3960" svg:d="m0 3960c0-826 0-1654 0-2480 0-27 0-53 0-80 0-80 0-160 0-240 2166 0 4331 0 6497 0 0-327 0-655 0-982-66 0-131 0-197 0 120-59 240-119 360-178 120 59 241 119 361 178-66 0-131 0-197 0 0 434 0 869 0 1303-109 0-218 0-327 0 0 0 0-1 0-1-2059 0-4118 0-6177 0 0 826 0 1654 0 2480-107 0-213 0-320 0z">
            <text:p text:style-name="P2"/>
          </draw:path>
          <draw:custom-shape draw:style-name="gr6" draw:text-style-name="P7" draw:layer="layout" svg:width="1.28cm" svg:height="0.64cm" draw:transform="rotate (1.5707963267946) translate (8.27cm 9cm)">
            <text:p text:style-name="P2"/>
            <draw:enhanced-geometry svg:viewBox="0 0 21600 21600" draw:text-areas="?f5 ?f1 ?f6 ?f3" draw:type="left-right-arrow" draw:modifiers="3945.66744730679 5189.3915756630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5" draw:layer="layout" svg:width="2.25cm" svg:height="0.696cm" svg:x="7.412cm" svg:y="7.124cm">
            <draw:text-box>
              <text:p text:style-name="P2"><text:span text:style-name="T2">Slave BSC</text:span></text:p>
            </draw:text-box>
          </draw:frame>
          <draw:frame draw:style-name="gr3" draw:text-style-name="P4" draw:layer="layout" svg:width="2.631cm" svg:height="0.696cm" draw:transform="rotate (1.5707963267946) translate (1.464cm 11.091cm)">
            <draw:text-box>
              <text:p text:style-name="P2"><text:span text:style-name="T2">Host Syste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5T10:31:42</dc:date>
    <dc:language>de-DE</dc:language>
    <meta:editing-cycles>27</meta:editing-cycles>
    <meta:editing-duration>PT4H43M53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